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27">
      <style:table-cell-properties fo:background-color="#ffff0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JET 1</text:p>
          </table:table-cell>
          <table:table-cell office:value-type="string" calcext:value-type="string">
            <text:p>Succ ratio</text:p>
          </table:table-cell>
          <table:table-cell office:value-type="string" calcext:value-type="string">
            <text:p>#iters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dim expans</text:p>
          </table:table-cell>
          <table:table-cell office:value-type="string" calcext:value-type="string">
            <text:p>bool_col</text:p>
          </table:table-cell>
          <table:table-cell office:value-type="string" calcext:value-type="string">
            <text:p>Manage out</text:p>
          </table:table-cell>
          <table:table-cell office:value-type="string" calcext:value-type="string">
            <text:p>tot dimensions</text:p>
          </table:table-cell>
          <table:table-cell table:style-name="ce1" office:value-type="string" calcext:value-type="string">
            <text:p>log</text:p>
          </table:table-cell>
        </table:table-row>
        <table:table-row table:style-name="ro1">
          <table:table-cell/>
          <table:table-cell table:style-name="ce2" office:value-type="float" office:value="0.792285670071185" calcext:value-type="float">
            <text:p>0.7923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table:style-name="ce3" office:value-type="float" office:value="0.800306922521407" calcext:value-type="float">
            <text:p>0.800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/>
          <table:table-cell table:style-name="ce4" office:value-type="float" office:value="0.800319818425668" calcext:value-type="float">
            <text:p>0.800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7" office:value-type="float" office:value="271" calcext:value-type="float">
            <text:p>271</text:p>
          </table:table-cell>
          <table:table-cell/>
        </table:table-row>
        <table:table-row table:style-name="ro1">
          <table:table-cell/>
          <table:table-cell table:style-name="ce4" table:formula="of:=0.800493565558944" office:value-type="float" office:value="0.800493565558944" calcext:value-type="float">
            <text:p>0.8005</text:p>
          </table:table-cell>
          <table:table-cell table:number-columns-repeated="5" table:style-name="ce7" office:value-type="string" calcext:value-type="string">
            <text:p>\\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table:style-name="ce4" table:formula="of:=0.805506744534601" office:value-type="float" office:value="0.805506744534601" calcext:value-type="float">
            <text:p>0.8055</text:p>
          </table:table-cell>
          <table:table-cell table:style-name="ce7" office:value-type="string" calcext:value-type="string">
            <text:p>\\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\\</text:p>
          </table:table-cell>
          <table:table-cell office:value-type="string" calcext:value-type="string">
            <text:p>yes</text:p>
          </table:table-cell>
          <table:table-cell table:style-name="ce7" office:value-type="float" office:value="361" calcext:value-type="float">
            <text:p>361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/>
          <table:table-cell table:style-name="ce4" table:formula="of:=0.799705411132358" office:value-type="float" office:value="0.799705411132358" calcext:value-type="float">
            <text:p>0.7997</text:p>
          </table:table-cell>
          <table:table-cell table:style-name="ce7" office:value-type="string" calcext:value-type="string">
            <text:p>\\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ce7" office:value-type="float" office:value="277" calcext:value-type="float">
            <text:p>277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/>
          <table:table-cell table:style-name="ce4" table:formula="of:= 0.803516977621582" office:value-type="float" office:value="0.803516977621582" calcext:value-type="float">
            <text:p>0.8035</text:p>
          </table:table-cell>
          <table:table-cell table:style-name="ce7" office:value-type="string" calcext:value-type="string">
            <text:p>\\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34" calcext:value-type="float">
            <text:p>134</text:p>
          </table:table-cell>
          <table:table-cell table:style-name="ce1"/>
        </table:table-row>
        <table:table-row table:style-name="ro1">
          <table:table-cell/>
          <table:table-cell table:style-name="ce2" office:value-type="float" office:value="0.796077065923863" calcext:value-type="float">
            <text:p>0.7961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table:style-name="ce2" office:value-type="float" office:value="0.79507118539152" calcext:value-type="float">
            <text:p>0.7951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ce2" office:value-type="float" office:value="0.795354895285257" calcext:value-type="float">
            <text:p>0.795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ce2" office:value-type="float" office:value="0.792853089858661" calcext:value-type="float">
            <text:p>0.7929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less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Default"/>
          <table:table-cell table:style-name="ce5" table:formula="of:=0.795625709274734" office:value-type="float" office:value="0.795625709274734" calcext:value-type="float">
            <text:p>0.79563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table:style-name="Default"/>
          <table:table-cell table:style-name="ce6" table:formula="of:=0.797934076137419" office:value-type="float" office:value="0.797934076137419" calcext:value-type="float">
            <text:p>0.79793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A1:Sheet1.H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0:18:19.375674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2:42:49.113156310</meta:creation-date>
    <meta:generator>LibreOffice/5.1.6.2$Linux_X86_64 LibreOffice_project/10m0$Build-2</meta:generator>
    <dc:date>2017-10-28T13:15:25.490784699</dc:date>
    <meta:editing-duration>PT2H9M38S</meta:editing-duration>
    <meta:editing-cycles>5</meta:editing-cycles>
    <meta:document-statistic meta:table-count="1" meta:cell-count="122" meta:object-count="0"/>
  </office:meta>
</office:document-meta>
</file>